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a04c" officeooo:paragraph-rsid="0001a04c" style:font-size-asian="14pt" style:font-size-complex="14pt"/>
    </style:style>
    <style:style style:name="P2" style:family="paragraph" style:parent-style-name="Standard">
      <style:text-properties fo:font-size="10.5pt" officeooo:rsid="0001a04c" officeooo:paragraph-rsid="0001a04c" style:font-size-asian="10.5pt" style:font-size-complex="10.5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atin Modern Math"/>
    </style:style>
    <style:style style:name="T4" style:family="text">
      <style:text-properties style:text-position="sub 58%" style:font-size-asian="10.5pt"/>
    </style:style>
    <style:style style:name="T5" style:family="text">
      <style:text-properties style:text-position="sub 75%"/>
    </style:style>
    <style:style style:name="T6" style:family="text">
      <style:text-properties style:text-position="-70% 75%"/>
    </style:style>
    <style:style style:name="T7" style:family="text">
      <style:text-properties style:text-position="-70% 75%" style:font-size-asian="10.5pt"/>
    </style:style>
    <style:style style:name="T8" style:family="text">
      <style:text-properties style:text-position="-38% 80%"/>
    </style:style>
    <style:style style:name="T9" style:family="text">
      <style:text-properties style:text-position="-38% 80%" style:font-size-asian="10.5pt"/>
    </style:style>
    <style:style style:name="T10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</text:p>
      <text:p text:style-name="P1"><text:s text:c="2"/><text:span text:style-name="T1">ρ</text:span>(TOF, TypesOfRecord)</text:p>
      <text:p text:style-name="P1"/>
      <text:p text:style-name="P1"><text:s text:c="2"/>ρ(U, User)</text:p>
      <text:p text:style-name="P1"/>
      <text:p text:style-name="P1"><text:s text:c="2"/>π <text:span text:style-name="T8">TOF.name </text:span>(σ<text:span text:style-name="T8">TOF.email = U.email Λ U.email = "Manel@notebook.pt" Λ TOF.status = "visible"</text:span>)</text:p>
      <text:p text:style-name="P1"/>
      <text:p text:style-name="P1">4.2</text:p>
      <text:p text:style-name="P1"><text:s text:c="2"/>ρ(L, Login)</text:p>
      <text:p text:style-name="P1"><text:s text:c="2"/>ρ(U, User)</text:p>
      <text:p text:style-name="P1"><text:s text:c="2"/>π <text:span text:style-name="T8">U.email</text:span> (σ<text:span text:style-name="T8">L.email = U.email Λ l.status = "fail"</text:span><text:span text:style-name="T6"> </text:span>)</text:p>
      <text:p text:style-name="P1"/>
      <text:p text:style-name="P1">4.3</text:p>
      <text:p text:style-name="P1"><text:s text:c="2"/>ρ(P, Pages)</text:p>
      <text:p text:style-name="P1"><text:s text:c="2"/>ρ(U, User)</text:p>
      <text:p text:style-name="P1"><text:s text:c="2"/>ρ(R, Records)</text:p>
      <text:p text:style-name="P1"><text:s text:c="2"/>π <text:span text:style-name="T8">U.birthday </text:span>(σ<text:span text:style-name="T8">U.email = P.email Λ U.email = R.email Λ ((R.name = "facebook" Λ R.status = "visible") V (P.name = "facebook" Λ P.status = "visible")</text:span> </text:p>
      <text:p text:style-name="P1"><text:s text:c="2"/></text:p>
      <text:p text:style-name="P1"/>
      <text:p text:style-name="P1">5.1 Quais o nomes dos tipos de registos de um determinado utilizador (“eg. Manel@notebook.pt) ?</text:p>
      <text:p text:style-name="P1"/>
      <text:p text:style-name="P1"><text:s text:c="2"/>SELECT TOF.name</text:p>
      <text:p text:style-name="P1"><text:s text:c="2"/>FROM TypesOfRecord TOF , User U</text:p>
      <text:p text:style-name="P1"><text:s text:c="2"/>WHERE TOF.email = U.email AND U.email = "Manel@notebook.pt" AND TOF.status = "visible"</text:p>
      <text:p text:style-name="P1"/>
      <text:p text:style-name="P1">5.2 Quais as pessoas que falharam pelo menos um login de acesso ao bloco de notas ?</text:p>
      <text:p text:style-name="P1"/>
      <text:p text:style-name="P1"><text:s text:c="2"/>SELECT DISTINCT u.EMAIL</text:p>
      <text:p text:style-name="P1"><text:s text:c="2"/>FROM user u, login l</text:p>
      <text:p text:style-name="P1"><text:s text:c="2"/>WHERE u.email = l.email AND l.status = "fail" </text:p>
      <text:p text:style-name="P1"/>
      <text:p text:style-name="P1">5.3 Qual a data de nascimento das pessoas que têm páginas e registos com o nome “facebook” ?</text:p>
      <text:p text:style-name="P1"/>
      <text:p text:style-name="P1"><text:s text:c="2"/>SELECT u.birthday</text:p>
      <text:p text:style-name="P1"><text:s text:c="2"/>FROM user u , pages p , records r</text:p>
      <text:p text:style-name="P1"><text:s text:c="2"/>WHERE u.email = p.email AND</text:p>
      <text:p text:style-name="P1"><text:soft-page-break/><text:s text:c="8"/>u.email = r.email AND </text:p>
      <text:p text:style-name="P1"><text:s text:c="8"/>((p.name = "facebook" and p.status = "visible") OR (r.name = "facebook" and r.status = "visible"))</text:p>
      <text:p text:style-name="P1"/>
      <text:p text:style-name="P1"/>
      <text:p text:style-name="P1"/>
      <text:p text:style-name="P1"><text:tab/><text:tab/><text:tab/><text:tab/><text:tab/><text:tab/><text:tab/><text:tab/> <text:s text:c="9"/>\</text:p>
      <text:p text:style-name="P1"><text:s text:c="4"/><text:span text:style-name="T10">/* Este vai incluir datas de aniversario duplicadas para <text:s text:c="4"/><text:tab/> <text:s text:c="3"/>===== \ </text:span></text:p>
      <text:p text:style-name="P2"><text:s text:c="3"/>/* pessoas que tenham um nome E uma pagina chamados facebook <text:s/>===== / SELECT disctint? What if we had two User with same birthday ID? <text:tab/><text:tab/><text:tab/><text:tab/><text:tab/><text:tab/> /</text:p>
      <text:p text:style-name="P2"><text:s text:c="2"/>/* WHERE .. EXISTS p.name ??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9:38:09.700903334</meta:creation-date>
    <dc:date>2015-10-15T19:48:45.189504423</dc:date>
    <meta:editing-duration>P0D</meta:editing-duration>
    <meta:editing-cycles>1</meta:editing-cycles>
    <meta:document-statistic meta:table-count="0" meta:image-count="0" meta:object-count="0" meta:page-count="2" meta:paragraph-count="32" meta:word-count="231" meta:character-count="1403" meta:non-whitespace-character-count="1099"/>
    <meta:generator>LibreOffice/4.1.6.2$Linux_X86_64 LibreOffice_project/410m0$Build-2</meta:generator>
  </office:meta>
</office:document-meta>
</file>